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8b0c1" officeooo:paragraph-rsid="0018b0c1"/>
    </style:style>
    <style:style style:name="P2" style:family="paragraph" style:parent-style-name="Preformatted_20_Text">
      <style:text-properties officeooo:rsid="0018b0c1" officeooo:paragraph-rsid="0018b0c1"/>
    </style:style>
    <style:style style:name="P3" style:family="paragraph" style:parent-style-name="Preformatted_20_Text">
      <style:text-properties officeooo:rsid="001b5a29" officeooo:paragraph-rsid="001b5a29"/>
    </style:style>
    <style:style style:name="P4" style:family="paragraph" style:parent-style-name="Preformatted_20_Text">
      <style:text-properties officeooo:rsid="001b5a29" officeooo:paragraph-rsid="001b5a29" fo:background-color="#ffff00"/>
    </style:style>
    <style:style style:name="P5" style:family="paragraph" style:parent-style-name="Preformatted_20_Text">
      <style:text-properties officeooo:rsid="001c1cec" officeooo:paragraph-rsid="001c1cec"/>
    </style:style>
    <style:style style:name="P6" style:family="paragraph">
      <style:paragraph-properties fo:text-align="center"/>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4/25</text:p>
      <text:p text:style-name="P1"/>
      <text:p text:style-name="P1">In python, private variables and not truely hidden, it is just that they are name mangled and if you try to access the name mangled name of private variable then you can access them.</text:p>
      <text:p text:style-name="P1"/>
      <text:p text:style-name="P1"/>
      <text:p text:style-name="P3">You can dynamically assign instance attribute like,</text:p>
      <text:p text:style-name="P3"/>
      <text:p text:style-name="P3">if job_discription={“Role”:”Python Developer”, “Company”:Bytesview}</text:p>
      <text:p text:style-name="P3"/>
      <text:p text:style-name="P3">and object is <text:s/>c1=candidate()</text:p>
      <text:p text:style-name="P3"/>
      <text:p text:style-name="P3">then to dynamically assign instance attribute use:</text:p>
      <text:p text:style-name="P4"/>
      <text:p text:style-name="P4">for key,value in job_description:</text:p>
      <text:p text:style-name="P4"><text:tab/>setattr(c1,key,value)</text:p>
      <text:p text:style-name="P3"/>
      <text:p text:style-name="P3"><draw:line text:anchor-type="paragraph" draw:z-index="0" draw:name="Shape1" draw:style-name="gr1" draw:text-style-name="P6" svg:x1="-3.75cm" svg:y1="0.372cm" svg:x2="17.249cm" svg:y2="0.372cm"><text:p/></draw:line></text:p>
      <text:p text:style-name="P3"/>
      <text:p text:style-name="P5">If you want to raise a conditional error then for this we use</text:p>
      <text:p text:style-name="P5"/>
      <text:p text:style-name="P5"><text:s/>“raise &lt;Error type&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5-04-21T17:03:06.507045646</dc:date>
    <meta:editing-duration>PT2H29M41S</meta:editing-duration>
    <meta:editing-cycles>2</meta:editing-cycles>
    <meta:generator>LibreOffice/6.4.7.2$Linux_X86_64 LibreOffice_project/40$Build-2</meta:generator>
    <meta:document-statistic meta:table-count="0" meta:image-count="0" meta:object-count="0" meta:page-count="1" meta:paragraph-count="10" meta:word-count="78" meta:character-count="523" meta:non-whitespace-character-count="452"/>
  </office:meta>
</office:document-meta>
</file>